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48.74mm"/>
    </style:style>
    <style:style style:name="co5" style:family="table-column">
      <style:table-column-properties fo:break-before="auto" style:column-width="50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float" office:value="0.4" calcext:value-type="float">
            <text:p>0,4</text:p>
          </table:table-cell>
          <table:table-cell table:number-columns-repeated="5"/>
          <table:table-cell table:formula="of:=[.H3]*[.$B1]" office:value-type="float" office:value="4" calcext:value-type="float">
            <text:p>4</text:p>
          </table:table-cell>
          <table:table-cell table:formula="of:=[.I3]*[.$B1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ozkład Bernoulliego</text:p>
          </table:table-cell>
          <table:table-cell table:number-columns-repeated="3"/>
          <table:table-cell office:value-type="string" calcext:value-type="string">
            <text:p>Rozkład Normalny (np,np(1-p))</text:p>
          </table:table-cell>
          <table:table-cell table:formula="of:=[.$B1]*[.H3]*(1-[.$B1])" office:value-type="float" office:value="2.4" calcext:value-type="float">
            <text:p>2,4</text:p>
          </table:table-cell>
          <table:table-cell table:formula="of:=[.$B1]*[.I3]*(1-[.$B1])" office:value-type="float" office:value="12" calcext:value-type="float">
            <text:p>12</text:p>
          </table:table-cell>
          <table:table-cell/>
          <table:table-cell office:value-type="string" calcext:value-type="string">
            <text:p>Różni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table:formula="of:=10" office:value-type="float" office:value="10" calcext:value-type="float">
            <text:p>10</text:p>
          </table:table-cell>
          <table:table-cell table:formula="of:=50" office:value-type="float" office:value="50" calcext:value-type="float">
            <text:p>50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FACT([.D$3])/(FACT([.D$3]-[.$C4])*FACT([.$C4]))*POWER([.$B$1];[.$C4])*POWER(1-[.$B$1];[.D$3]-[.$C4])" office:value-type="float" office:value="0.0060466176" calcext:value-type="float">
            <text:p>0,0060466176</text:p>
          </table:table-cell>
          <table:table-cell table:formula="of:=FACT([.E$3])/(FACT([.E$3]-[.$C4])*FACT([.$C4]))*POWER([.$B$1];[.$C4])*POWER(1-[.$B$1];[.E$3]-[.$C4])" office:value-type="float" office:value="0.00000000000808281277464763" calcext:value-type="float">
            <text:p>8,08281277464763E-12</text:p>
          </table:table-cell>
          <table:table-cell/>
          <table:table-cell office:value-type="float" office:value="0" calcext:value-type="float">
            <text:p>0</text:p>
          </table:table-cell>
          <table:table-cell table:formula="of:=EXP(-(([.$G4]-[.H$1])^2/(2*[.H$2])))/( SQRT([.H$2]*2*PI()) )" office:value-type="float" office:value="0.00918662887546033" calcext:value-type="float">
            <text:p>0,00918662887546</text:p>
          </table:table-cell>
          <table:table-cell table:formula="of:=EXP(-(([.$G4]-[.I$1])^2/(2*[.I$2])))/( SQRT([.I$2]*2*PI()) )" office:value-type="float" office:value="0.00000000665392770191994" calcext:value-type="float">
            <text:p>6,65392770191994E-09</text:p>
          </table:table-cell>
          <table:table-cell table:number-columns-repeated="2"/>
          <table:table-cell table:formula="of:=ABS([.H4]-[.D4])" office:value-type="float" office:value="0.00314001127546033" calcext:value-type="float">
            <text:p>0,00314001127546</text:p>
          </table:table-cell>
          <table:table-cell table:formula="of:=ABS([.I4]-[.E4])" office:value-type="float" office:value="0.00000000664584488914529" calcext:value-type="float">
            <text:p>6,64584488914529E-09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FACT([.D$3])/(FACT([.D$3]-[.$C5])*FACT([.C5]))*POWER([.$B$1];[.$C5])*POWER(1-[.$B$1];[.D$3]-[.$C5])" office:value-type="float" office:value="0.040310784" calcext:value-type="float">
            <text:p>0,040310784</text:p>
          </table:table-cell>
          <table:table-cell table:formula="of:=FACT([.E$3])/(FACT([.E$3]-[.$C5])*FACT([.$C5]))*POWER([.$B$1];[.$C5])*POWER(1-[.$B$1];[.E$3]-[.$C5])" office:value-type="float" office:value="0.000000000269427092488254" calcext:value-type="float">
            <text:p>2,69427092488254E-10</text:p>
          </table:table-cell>
          <table:table-cell/>
          <table:table-cell office:value-type="float" office:value="1" calcext:value-type="float">
            <text:p>1</text:p>
          </table:table-cell>
          <table:table-cell table:formula="of:=EXP(-(([.$G5]-[.H$1])^2/(2*[.H$2])))/( SQRT([.H$2]*2*PI()) )" office:value-type="float" office:value="0.0394913782962116" calcext:value-type="float">
            <text:p>0,039491378296212</text:p>
          </table:table-cell>
          <table:table-cell table:formula="of:=EXP(-(([.$G5]-[.I$1])^2/(2*[.I$2])))/( SQRT([.I$2]*2*PI()) )" office:value-type="float" office:value="0.0000000337914331134502" calcext:value-type="float">
            <text:p>3,37914331134502E-08</text:p>
          </table:table-cell>
          <table:table-cell table:number-columns-repeated="2"/>
          <table:table-cell table:formula="of:=ABS([.H5]-[.D5])" office:value-type="float" office:value="0.000819405703788363" calcext:value-type="float">
            <text:p>0,000819405703788</text:p>
          </table:table-cell>
          <table:table-cell table:formula="of:=ABS([.I5]-[.E5])" office:value-type="float" office:value="0.0000000335220060209619" calcext:value-type="float">
            <text:p>3,35220060209619E-0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FACT([.D$3])/(FACT([.D$3]-[.$C6])*FACT([.C6]))*POWER([.$B$1];[.$C6])*POWER(1-[.$B$1];[.D$3]-[.$C6])" office:value-type="float" office:value="0.120932352" calcext:value-type="float">
            <text:p>0,120932352</text:p>
          </table:table-cell>
          <table:table-cell table:formula="of:=FACT([.E$3])/(FACT([.E$3]-[.$C6])*FACT([.$C6]))*POWER([.$B$1];[.$C6])*POWER(1-[.$B$1];[.E$3]-[.$C6])" office:value-type="float" office:value="0.00000000440064251064149" calcext:value-type="float">
            <text:p>4,40064251064149E-09</text:p>
          </table:table-cell>
          <table:table-cell/>
          <table:table-cell office:value-type="float" office:value="2" calcext:value-type="float">
            <text:p>2</text:p>
          </table:table-cell>
          <table:table-cell table:formula="of:=EXP(-(([.$G6]-[.H$1])^2/(2*[.H$2])))/( SQRT([.H$2]*2*PI()) )" office:value-type="float" office:value="0.11191605079452" calcext:value-type="float">
            <text:p>0,11191605079452</text:p>
          </table:table-cell>
          <table:table-cell table:formula="of:=EXP(-(([.$G6]-[.I$1])^2/(2*[.I$2])))/( SQRT([.I$2]*2*PI()) )" office:value-type="float" office:value="0.000000157886114503423" calcext:value-type="float">
            <text:p>1,57886114503423E-07</text:p>
          </table:table-cell>
          <table:table-cell table:number-columns-repeated="2"/>
          <table:table-cell table:formula="of:=ABS([.H6]-[.D6])" office:value-type="float" office:value="0.00901630120548037" calcext:value-type="float">
            <text:p>0,00901630120548</text:p>
          </table:table-cell>
          <table:table-cell table:formula="of:=ABS([.I6]-[.E6])" office:value-type="float" office:value="0.000000153485471992781" calcext:value-type="float">
            <text:p>1,53485471992781E-0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FACT([.D$3])/(FACT([.D$3]-[.$C7])*FACT([.C7]))*POWER([.$B$1];[.$C7])*POWER(1-[.$B$1];[.D$3]-[.$C7])" office:value-type="float" office:value="0.214990848" calcext:value-type="float">
            <text:p>0,214990848</text:p>
          </table:table-cell>
          <table:table-cell table:formula="of:=FACT([.E$3])/(FACT([.E$3]-[.$C7])*FACT([.$C7]))*POWER([.$B$1];[.$C7])*POWER(1-[.$B$1];[.E$3]-[.$C7])" office:value-type="float" office:value="0.0000000469401867801758" calcext:value-type="float">
            <text:p>4,69401867801758E-08</text:p>
          </table:table-cell>
          <table:table-cell/>
          <table:table-cell office:value-type="float" office:value="3" calcext:value-type="float">
            <text:p>3</text:p>
          </table:table-cell>
          <table:table-cell table:formula="of:=EXP(-(([.$G7]-[.H$1])^2/(2*[.H$2])))/( SQRT([.H$2]*2*PI()) )" office:value-type="float" office:value="0.20908670946864" calcext:value-type="float">
            <text:p>0,20908670946864</text:p>
          </table:table-cell>
          <table:table-cell table:formula="of:=EXP(-(([.$G7]-[.I$1])^2/(2*[.I$2])))/( SQRT([.I$2]*2*PI()) )" office:value-type="float" office:value="0.00000067871907748763" calcext:value-type="float">
            <text:p>6,7871907748763E-07</text:p>
          </table:table-cell>
          <table:table-cell table:number-columns-repeated="2"/>
          <table:table-cell table:formula="of:=ABS([.H7]-[.D7])" office:value-type="float" office:value="0.00590413853135949" calcext:value-type="float">
            <text:p>0,005904138531359</text:p>
          </table:table-cell>
          <table:table-cell table:formula="of:=ABS([.I7]-[.E7])" office:value-type="float" office:value="0.000000631778890707454" calcext:value-type="float">
            <text:p>6,31778890707454E-0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FACT([.D$3])/(FACT([.D$3]-[.$C8])*FACT([.C8]))*POWER([.$B$1];[.$C8])*POWER(1-[.$B$1];[.D$3]-[.$C8])" office:value-type="float" office:value="0.250822656" calcext:value-type="float">
            <text:p>0,250822656</text:p>
          </table:table-cell>
          <table:table-cell table:formula="of:=FACT([.E$3])/(FACT([.E$3]-[.$C8])*FACT([.$C8]))*POWER([.$B$1];[.$C8])*POWER(1-[.$B$1];[.E$3]-[.$C8])" office:value-type="float" office:value="0.000000367698129778044" calcext:value-type="float">
            <text:p>3,67698129778044E-07</text:p>
          </table:table-cell>
          <table:table-cell/>
          <table:table-cell office:value-type="float" office:value="4" calcext:value-type="float">
            <text:p>4</text:p>
          </table:table-cell>
          <table:table-cell table:formula="of:=EXP(-(([.$G8]-[.H$1])^2/(2*[.H$2])))/( SQRT([.H$2]*2*PI()) )" office:value-type="float" office:value="0.257516134682126" calcext:value-type="float">
            <text:p>0,257516134682126</text:p>
          </table:table-cell>
          <table:table-cell table:formula="of:=EXP(-(([.$G8]-[.I$1])^2/(2*[.I$2])))/( SQRT([.I$2]*2*PI()) )" office:value-type="float" office:value="0.00000268438602477345" calcext:value-type="float">
            <text:p>2,68438602477345E-06</text:p>
          </table:table-cell>
          <table:table-cell table:number-columns-repeated="2"/>
          <table:table-cell table:formula="of:=ABS([.H8]-[.D8])" office:value-type="float" office:value="0.00669347868212644" calcext:value-type="float">
            <text:p>0,006693478682126</text:p>
          </table:table-cell>
          <table:table-cell table:formula="of:=ABS([.I8]-[.E8])" office:value-type="float" office:value="0.00000231668789499541" calcext:value-type="float">
            <text:p>2,31668789499541E-06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FACT([.D$3])/(FACT([.D$3]-[.$C9])*FACT([.C9]))*POWER([.$B$1];[.$C9])*POWER(1-[.$B$1];[.D$3]-[.$C9])" office:value-type="float" office:value="0.2006581248" calcext:value-type="float">
            <text:p>0,2006581248</text:p>
          </table:table-cell>
          <table:table-cell table:formula="of:=FACT([.E$3])/(FACT([.E$3]-[.$C9])*FACT([.$C9]))*POWER([.$B$1];[.$C9])*POWER(1-[.$B$1];[.E$3]-[.$C9])" office:value-type="float" office:value="0.000002255215195972" calcext:value-type="float">
            <text:p>2,255215195972E-06</text:p>
          </table:table-cell>
          <table:table-cell/>
          <table:table-cell office:value-type="float" office:value="5" calcext:value-type="float">
            <text:p>5</text:p>
          </table:table-cell>
          <table:table-cell table:formula="of:=EXP(-(([.$G9]-[.H$1])^2/(2*[.H$2])))/( SQRT([.H$2]*2*PI()) )" office:value-type="float" office:value="0.20908670946864" calcext:value-type="float">
            <text:p>0,20908670946864</text:p>
          </table:table-cell>
          <table:table-cell table:formula="of:=EXP(-(([.$G9]-[.I$1])^2/(2*[.I$2])))/( SQRT([.I$2]*2*PI()) )" office:value-type="float" office:value="0.00000976806801537951" calcext:value-type="float">
            <text:p>9,76806801537951E-06</text:p>
          </table:table-cell>
          <table:table-cell table:number-columns-repeated="2"/>
          <table:table-cell table:formula="of:=ABS([.H9]-[.D9])" office:value-type="float" office:value="0.00842858466864049" calcext:value-type="float">
            <text:p>0,008428584668641</text:p>
          </table:table-cell>
          <table:table-cell table:formula="of:=ABS([.I9]-[.E9])" office:value-type="float" office:value="0.0000075128528194075" calcext:value-type="float">
            <text:p>7,5128528194075E-06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FACT([.D$3])/(FACT([.D$3]-[.$C10])*FACT([.C10]))*POWER([.$B$1];[.$C10])*POWER(1-[.$B$1];[.D$3]-[.$C10])" office:value-type="float" office:value="0.111476736" calcext:value-type="float">
            <text:p>0,111476736</text:p>
          </table:table-cell>
          <table:table-cell table:formula="of:=FACT([.E$3])/(FACT([.E$3]-[.$C10])*FACT([.$C10]))*POWER([.$B$1];[.$C10])*POWER(1-[.$B$1];[.E$3]-[.$C10])" office:value-type="float" office:value="0.00001127607597986" calcext:value-type="float">
            <text:p>1,127607597986E-05</text:p>
          </table:table-cell>
          <table:table-cell/>
          <table:table-cell office:value-type="float" office:value="6" calcext:value-type="float">
            <text:p>6</text:p>
          </table:table-cell>
          <table:table-cell table:formula="of:=EXP(-(([.$G10]-[.H$1])^2/(2*[.H$2])))/( SQRT([.H$2]*2*PI()) )" office:value-type="float" office:value="0.11191605079452" calcext:value-type="float">
            <text:p>0,11191605079452</text:p>
          </table:table-cell>
          <table:table-cell table:formula="of:=EXP(-(([.$G10]-[.I$1])^2/(2*[.I$2])))/( SQRT([.I$2]*2*PI()) )" office:value-type="float" office:value="0.0000327025165349994" calcext:value-type="float">
            <text:p>3,27025165349994E-05</text:p>
          </table:table-cell>
          <table:table-cell table:number-columns-repeated="2"/>
          <table:table-cell table:formula="of:=ABS([.H10]-[.D10])" office:value-type="float" office:value="0.000439314794519557" calcext:value-type="float">
            <text:p>0,00043931479452</text:p>
          </table:table-cell>
          <table:table-cell table:formula="of:=ABS([.I10]-[.E10])" office:value-type="float" office:value="0.0000214264405551394" calcext:value-type="float">
            <text:p>2,14264405551394E-05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FACT([.D$3])/(FACT([.D$3]-[.$C11])*FACT([.C11]))*POWER([.$B$1];[.$C11])*POWER(1-[.$B$1];[.D$3]-[.$C11])" office:value-type="float" office:value="0.042467328" calcext:value-type="float">
            <text:p>0,042467328</text:p>
          </table:table-cell>
          <table:table-cell table:formula="of:=FACT([.E$3])/(FACT([.E$3]-[.$C11])*FACT([.$C11]))*POWER([.$B$1];[.$C11])*POWER(1-[.$B$1];[.E$3]-[.$C11])" office:value-type="float" office:value="0.0000472521279156039" calcext:value-type="float">
            <text:p>4,72521279156039E-05</text:p>
          </table:table-cell>
          <table:table-cell/>
          <table:table-cell office:value-type="float" office:value="7" calcext:value-type="float">
            <text:p>7</text:p>
          </table:table-cell>
          <table:table-cell table:formula="of:=EXP(-(([.$G11]-[.H$1])^2/(2*[.H$2])))/( SQRT([.H$2]*2*PI()) )" office:value-type="float" office:value="0.0394913782962116" calcext:value-type="float">
            <text:p>0,039491378296212</text:p>
          </table:table-cell>
          <table:table-cell table:formula="of:=EXP(-(([.$G11]-[.I$1])^2/(2*[.I$2])))/( SQRT([.I$2]*2*PI()) )" office:value-type="float" office:value="0.000100730842433126" calcext:value-type="float">
            <text:p>0,000100730842433</text:p>
          </table:table-cell>
          <table:table-cell table:number-columns-repeated="2"/>
          <table:table-cell table:formula="of:=ABS([.H11]-[.D11])" office:value-type="float" office:value="0.00297594970378838" calcext:value-type="float">
            <text:p>0,002975949703788</text:p>
          </table:table-cell>
          <table:table-cell table:formula="of:=ABS([.I11]-[.E11])" office:value-type="float" office:value="0.0000534787145175216" calcext:value-type="float">
            <text:p>5,34787145175216E-0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FACT([.D$3])/(FACT([.D$3]-[.$C12])*FACT([.C12]))*POWER([.$B$1];[.$C12])*POWER(1-[.$B$1];[.D$3]-[.$C12])" office:value-type="float" office:value="0.010616832" calcext:value-type="float">
            <text:p>0,010616832</text:p>
          </table:table-cell>
          <table:table-cell table:formula="of:=FACT([.E$3])/(FACT([.E$3]-[.$C12])*FACT([.$C12]))*POWER([.$B$1];[.$C12])*POWER(1-[.$B$1];[.E$3]-[.$C12])" office:value-type="float" office:value="0.000169320125030914" calcext:value-type="float">
            <text:p>0,000169320125031</text:p>
          </table:table-cell>
          <table:table-cell/>
          <table:table-cell office:value-type="float" office:value="8" calcext:value-type="float">
            <text:p>8</text:p>
          </table:table-cell>
          <table:table-cell table:formula="of:=EXP(-(([.$G12]-[.H$1])^2/(2*[.H$2])))/( SQRT([.H$2]*2*PI()) )" office:value-type="float" office:value="0.00918662887546033" calcext:value-type="float">
            <text:p>0,00918662887546</text:p>
          </table:table-cell>
          <table:table-cell table:formula="of:=EXP(-(([.$G12]-[.I$1])^2/(2*[.I$2])))/( SQRT([.I$2]*2*PI()) )" office:value-type="float" office:value="0.000285464791675855" calcext:value-type="float">
            <text:p>0,000285464791676</text:p>
          </table:table-cell>
          <table:table-cell table:number-columns-repeated="2"/>
          <table:table-cell table:formula="of:=ABS([.H12]-[.D12])" office:value-type="float" office:value="0.00143020312453968" calcext:value-type="float">
            <text:p>0,00143020312454</text:p>
          </table:table-cell>
          <table:table-cell table:formula="of:=ABS([.I12]-[.E12])" office:value-type="float" office:value="0.000116144666644941" calcext:value-type="float">
            <text:p>0,00011614466664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FACT([.D$3])/(FACT([.D$3]-[.$C13])*FACT([.C13]))*POWER([.$B$1];[.$C13])*POWER(1-[.$B$1];[.D$3]-[.$C13])" office:value-type="float" office:value="0.001572864" calcext:value-type="float">
            <text:p>0,001572864</text:p>
          </table:table-cell>
          <table:table-cell table:formula="of:=FACT([.E$3])/(FACT([.E$3]-[.$C13])*FACT([.$C13]))*POWER([.$B$1];[.$C13])*POWER(1-[.$B$1];[.E$3]-[.$C13])" office:value-type="float" office:value="0.000526773722318399" calcext:value-type="float">
            <text:p>0,000526773722318</text:p>
          </table:table-cell>
          <table:table-cell/>
          <table:table-cell office:value-type="float" office:value="9" calcext:value-type="float">
            <text:p>9</text:p>
          </table:table-cell>
          <table:table-cell table:formula="of:=EXP(-(([.$G13]-[.H$1])^2/(2*[.H$2])))/( SQRT([.H$2]*2*PI()) )" office:value-type="float" office:value="0.00140881516661288" calcext:value-type="float">
            <text:p>0,001408815166613</text:p>
          </table:table-cell>
          <table:table-cell table:formula="of:=EXP(-(([.$G13]-[.I$1])^2/(2*[.I$2])))/( SQRT([.I$2]*2*PI()) )" office:value-type="float" office:value="0.000744305845630909" calcext:value-type="float">
            <text:p>0,000744305845631</text:p>
          </table:table-cell>
          <table:table-cell table:number-columns-repeated="2"/>
          <table:table-cell table:formula="of:=ABS([.H13]-[.D13])" office:value-type="float" office:value="0.00016404883338712" calcext:value-type="float">
            <text:p>0,000164048833387</text:p>
          </table:table-cell>
          <table:table-cell table:formula="of:=ABS([.I13]-[.E13])" office:value-type="float" office:value="0.000217532123312509" calcext:value-type="float">
            <text:p>0,000217532123313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FACT([.D$3])/(FACT([.D$3]-[.$C14])*FACT([.C14]))*POWER([.$B$1];[.$C14])*POWER(1-[.$B$1];[.D$3]-[.$C14])" office:value-type="float" office:value="0.0001048576" calcext:value-type="float">
            <text:p>0,0001048576</text:p>
          </table:table-cell>
          <table:table-cell table:formula="of:=FACT([.E$3])/(FACT([.E$3]-[.$C14])*FACT([.$C14]))*POWER([.$B$1];[.$C14])*POWER(1-[.$B$1];[.E$3]-[.$C14])" office:value-type="float" office:value="0.00143984817433696" calcext:value-type="float">
            <text:p>0,00143984817433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EXP(-(([.$G14]-[.H$1])^2/(2*[.H$2])))/( SQRT([.H$2]*2*PI()) )" office:value-type="float" office:value="0.000142428149153569" calcext:value-type="float">
            <text:p>0,000142428149154</text:p>
          </table:table-cell>
          <table:table-cell table:formula="of:=EXP(-(([.$G14]-[.I$1])^2/(2*[.I$2])))/( SQRT([.I$2]*2*PI()) )" office:value-type="float" office:value="0.00178549690423928" calcext:value-type="float">
            <text:p>0,001785496904239</text:p>
          </table:table-cell>
          <table:table-cell table:number-columns-repeated="2"/>
          <table:table-cell table:formula="of:=ABS([.H14]-[.D14])" office:value-type="float" office:value="0.0000375705491535685" calcext:value-type="float">
            <text:p>3,75705491535685E-05</text:p>
          </table:table-cell>
          <table:table-cell table:formula="of:=ABS([.I14]-[.E14])" office:value-type="float" office:value="0.000345648729902318" calcext:value-type="float">
            <text:p>0,000345648729902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formula="of:=FACT([.E$3])/(FACT([.E$3]-[.$C15])*FACT([.$C15]))*POWER([.$B$1];[.$C15])*POWER(1-[.$B$1];[.E$3]-[.$C15])" office:value-type="float" office:value="0.00349054102869566" calcext:value-type="float">
            <text:p>0,00349054102869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EXP(-(([.$G15]-[.I$1])^2/(2*[.I$2])))/( SQRT([.I$2]*2*PI()) )" office:value-type="float" office:value="0.00394071989419953" calcext:value-type="float">
            <text:p>0,0039407198942</text:p>
          </table:table-cell>
          <table:table-cell table:number-columns-repeated="3"/>
          <table:table-cell table:formula="of:=ABS([.I15]-[.E15])" office:value-type="float" office:value="0.000450178865503873" calcext:value-type="float">
            <text:p>0,000450178865504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formula="of:=FACT([.E$3])/(FACT([.E$3]-[.$C16])*FACT([.$C16]))*POWER([.$B$1];[.$C16])*POWER(1-[.$B$1];[.E$3]-[.$C16])" office:value-type="float" office:value="0.00756283889550726" calcext:value-type="float">
            <text:p>0,007562838895507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EXP(-(([.$G16]-[.I$1])^2/(2*[.I$2])))/( SQRT([.I$2]*2*PI()) )" office:value-type="float" office:value="0.00800204196085162" calcext:value-type="float">
            <text:p>0,008002041960852</text:p>
          </table:table-cell>
          <table:table-cell table:number-columns-repeated="3"/>
          <table:table-cell table:formula="of:=ABS([.I16]-[.E16])" office:value-type="float" office:value="0.000439203065344358" calcext:value-type="float">
            <text:p>0,000439203065344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FACT([.E$3])/(FACT([.E$3]-[.$C17])*FACT([.$C17]))*POWER([.$B$1];[.$C17])*POWER(1-[.$B$1];[.E$3]-[.$C17])" office:value-type="float" office:value="0.0147378398989372" calcext:value-type="float">
            <text:p>0,01473783989893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EXP(-(([.$G17]-[.I$1])^2/(2*[.I$2])))/( SQRT([.I$2]*2*PI()) )" office:value-type="float" office:value="0.014949782544564" calcext:value-type="float">
            <text:p>0,014949782544564</text:p>
          </table:table-cell>
          <table:table-cell table:number-columns-repeated="3"/>
          <table:table-cell table:formula="of:=ABS([.I17]-[.E17])" office:value-type="float" office:value="0.000211942645626826" calcext:value-type="float">
            <text:p>0,000211942645627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table:formula="of:=FACT([.E$3])/(FACT([.E$3]-[.$C18])*FACT([.$C18]))*POWER([.$B$1];[.$C18])*POWER(1-[.$B$1];[.E$3]-[.$C18])" office:value-type="float" office:value="0.0259666702981275" calcext:value-type="float">
            <text:p>0,025966670298128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EXP(-(([.$G18]-[.I$1])^2/(2*[.I$2])))/( SQRT([.I$2]*2*PI()) )" office:value-type="float" office:value="0.0256967216339615" calcext:value-type="float">
            <text:p>0,025696721633962</text:p>
          </table:table-cell>
          <table:table-cell table:number-columns-repeated="3"/>
          <table:table-cell table:formula="of:=ABS([.I18]-[.E18])" office:value-type="float" office:value="0.00026994866416593" calcext:value-type="float">
            <text:p>0,000269948664166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table:formula="of:=FACT([.E$3])/(FACT([.E$3]-[.$C19])*FACT([.$C19]))*POWER([.$B$1];[.$C19])*POWER(1-[.$B$1];[.E$3]-[.$C19])" office:value-type="float" office:value="0.041546672477004" calcext:value-type="float">
            <text:p>0,04154667247700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EXP(-(([.$G19]-[.I$1])^2/(2*[.I$2])))/( SQRT([.I$2]*2*PI()) )" office:value-type="float" office:value="0.0406377222303027" calcext:value-type="float">
            <text:p>0,040637722230303</text:p>
          </table:table-cell>
          <table:table-cell table:number-columns-repeated="3"/>
          <table:table-cell table:formula="of:=ABS([.I19]-[.E19])" office:value-type="float" office:value="0.000908950246701325" calcext:value-type="float">
            <text:p>0,000908950246701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formula="of:=FACT([.E$3])/(FACT([.E$3]-[.$C20])*FACT([.$C20]))*POWER([.$B$1];[.$C20])*POWER(1-[.$B$1];[.E$3]-[.$C20])" office:value-type="float" office:value="0.0605888973622975" calcext:value-type="float">
            <text:p>0,06058889736229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EXP(-(([.$G20]-[.I$1])^2/(2*[.I$2])))/( SQRT([.I$2]*2*PI()) )" office:value-type="float" office:value="0.0591275369547296" calcext:value-type="float">
            <text:p>0,05912753695473</text:p>
          </table:table-cell>
          <table:table-cell table:number-columns-repeated="3"/>
          <table:table-cell table:formula="of:=ABS([.I20]-[.E20])" office:value-type="float" office:value="0.00146136040756788" calcext:value-type="float">
            <text:p>0,001461360407568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table:formula="of:=FACT([.E$3])/(FACT([.E$3]-[.$C21])*FACT([.$C21]))*POWER([.$B$1];[.$C21])*POWER(1-[.$B$1];[.E$3]-[.$C21])" office:value-type="float" office:value="0.0807851964830633" calcext:value-type="float">
            <text:p>0,080785196483063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EXP(-(([.$G21]-[.I$1])^2/(2*[.I$2])))/( SQRT([.I$2]*2*PI()) )" office:value-type="float" office:value="0.0791514749388848" calcext:value-type="float">
            <text:p>0,079151474938885</text:p>
          </table:table-cell>
          <table:table-cell table:number-columns-repeated="3"/>
          <table:table-cell table:formula="of:=ABS([.I21]-[.E21])" office:value-type="float" office:value="0.00163372154417844" calcext:value-type="float">
            <text:p>0,001633721544178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table:formula="of:=FACT([.E$3])/(FACT([.E$3]-[.$C22])*FACT([.$C22]))*POWER([.$B$1];[.$C22])*POWER(1-[.$B$1];[.E$3]-[.$C22])" office:value-type="float" office:value="0.0987374623681885" calcext:value-type="float">
            <text:p>0,098737462368189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EXP(-(([.$G22]-[.I$1])^2/(2*[.I$2])))/( SQRT([.I$2]*2*PI()) )" office:value-type="float" office:value="0.0974848278613706" calcext:value-type="float">
            <text:p>0,097484827861371</text:p>
          </table:table-cell>
          <table:table-cell table:number-columns-repeated="3"/>
          <table:table-cell table:formula="of:=ABS([.I22]-[.E22])" office:value-type="float" office:value="0.00125263450681791" calcext:value-type="float">
            <text:p>0,001252634506818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table:formula="of:=FACT([.E$3])/(FACT([.E$3]-[.$C23])*FACT([.$C23]))*POWER([.$B$1];[.$C23])*POWER(1-[.$B$1];[.E$3]-[.$C23])" office:value-type="float" office:value="0.110863115641475" calcext:value-type="float">
            <text:p>0,110863115641475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EXP(-(([.$G23]-[.I$1])^2/(2*[.I$2])))/( SQRT([.I$2]*2*PI()) )" office:value-type="float" office:value="0.110464781888598" calcext:value-type="float">
            <text:p>0,110464781888598</text:p>
          </table:table-cell>
          <table:table-cell table:number-columns-repeated="3"/>
          <table:table-cell table:formula="of:=ABS([.I23]-[.E23])" office:value-type="float" office:value="0.0003983337528769" calcext:value-type="float">
            <text:p>0,00039833375287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table:formula="of:=FACT([.E$3])/(FACT([.E$3]-[.$C24])*FACT([.$C24]))*POWER([.$B$1];[.$C24])*POWER(1-[.$B$1];[.E$3]-[.$C24])" office:value-type="float" office:value="0.114558552829524" calcext:value-type="float">
            <text:p>0,11455855282952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EXP(-(([.$G24]-[.I$1])^2/(2*[.I$2])))/( SQRT([.I$2]*2*PI()) )" office:value-type="float" office:value="0.115164716490445" calcext:value-type="float">
            <text:p>0,115164716490445</text:p>
          </table:table-cell>
          <table:table-cell table:number-columns-repeated="3"/>
          <table:table-cell table:formula="of:=ABS([.I24]-[.E24])" office:value-type="float" office:value="0.000606163660921186" calcext:value-type="float">
            <text:p>0,000606163660921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FACT([.E$3])/(FACT([.E$3]-[.$C25])*FACT([.$C25]))*POWER([.$B$1];[.$C25])*POWER(1-[.$B$1];[.E$3]-[.$C25])" office:value-type="float" office:value="0.109103383647166" calcext:value-type="float">
            <text:p>0,10910338364716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EXP(-(([.$G25]-[.I$1])^2/(2*[.I$2])))/( SQRT([.I$2]*2*PI()) )" office:value-type="float" office:value="0.110464781888598" calcext:value-type="float">
            <text:p>0,110464781888598</text:p>
          </table:table-cell>
          <table:table-cell table:number-columns-repeated="3"/>
          <table:table-cell table:formula="of:=ABS([.I25]-[.E25])" office:value-type="float" office:value="0.00136139824143221" calcext:value-type="float">
            <text:p>0,001361398241432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table:formula="of:=FACT([.E$3])/(FACT([.E$3]-[.$C26])*FACT([.$C26]))*POWER([.$B$1];[.$C26])*POWER(1-[.$B$1];[.E$3]-[.$C26])" office:value-type="float" office:value="0.0958787310838729" calcext:value-type="float">
            <text:p>0,095878731083873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EXP(-(([.$G26]-[.I$1])^2/(2*[.I$2])))/( SQRT([.I$2]*2*PI()) )" office:value-type="float" office:value="0.0974848278613706" calcext:value-type="float">
            <text:p>0,097484827861371</text:p>
          </table:table-cell>
          <table:table-cell table:number-columns-repeated="3"/>
          <table:table-cell table:formula="of:=ABS([.I26]-[.E26])" office:value-type="float" office:value="0.00160609677749765" calcext:value-type="float">
            <text:p>0,001606096777498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table:formula="of:=FACT([.E$3])/(FACT([.E$3]-[.$C27])*FACT([.$C27]))*POWER([.$B$1];[.$C27])*POWER(1-[.$B$1];[.E$3]-[.$C27])" office:value-type="float" office:value="0.0778146223289403" calcext:value-type="float">
            <text:p>0,0778146223289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EXP(-(([.$G27]-[.I$1])^2/(2*[.I$2])))/( SQRT([.I$2]*2*PI()) )" office:value-type="float" office:value="0.0791514749388848" calcext:value-type="float">
            <text:p>0,079151474938885</text:p>
          </table:table-cell>
          <table:table-cell table:number-columns-repeated="3"/>
          <table:table-cell table:formula="of:=ABS([.I27]-[.E27])" office:value-type="float" office:value="0.00133685260994451" calcext:value-type="float">
            <text:p>0,001336852609945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table:formula="of:=FACT([.E$3])/(FACT([.E$3]-[.$C28])*FACT([.$C28]))*POWER([.$B$1];[.$C28])*POWER(1-[.$B$1];[.E$3]-[.$C28])" office:value-type="float" office:value="0.0583609667467052" calcext:value-type="float">
            <text:p>0,05836096674670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EXP(-(([.$G28]-[.I$1])^2/(2*[.I$2])))/( SQRT([.I$2]*2*PI()) )" office:value-type="float" office:value="0.0591275369547296" calcext:value-type="float">
            <text:p>0,05912753695473</text:p>
          </table:table-cell>
          <table:table-cell table:number-columns-repeated="3"/>
          <table:table-cell table:formula="of:=ABS([.I28]-[.E28])" office:value-type="float" office:value="0.000766570208024356" calcext:value-type="float">
            <text:p>0,000766570208024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table:formula="of:=FACT([.E$3])/(FACT([.E$3]-[.$C29])*FACT([.$C29]))*POWER([.$B$1];[.$C29])*POWER(1-[.$B$1];[.E$3]-[.$C29])" office:value-type="float" office:value="0.040463603611049" calcext:value-type="float">
            <text:p>0,04046360361104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formula="of:=EXP(-(([.$G29]-[.I$1])^2/(2*[.I$2])))/( SQRT([.I$2]*2*PI()) )" office:value-type="float" office:value="0.0406377222303027" calcext:value-type="float">
            <text:p>0,040637722230303</text:p>
          </table:table-cell>
          <table:table-cell table:number-columns-repeated="3"/>
          <table:table-cell table:formula="of:=ABS([.I29]-[.E29])" office:value-type="float" office:value="0.00017411861925367" calcext:value-type="float">
            <text:p>0,000174118619254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table:formula="of:=FACT([.E$3])/(FACT([.E$3]-[.$C30])*FACT([.$C30]))*POWER([.$B$1];[.$C30])*POWER(1-[.$B$1];[.E$3]-[.$C30])" office:value-type="float" office:value="0.0259382074429801" calcext:value-type="float">
            <text:p>0,02593820744298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formula="of:=EXP(-(([.$G30]-[.I$1])^2/(2*[.I$2])))/( SQRT([.I$2]*2*PI()) )" office:value-type="float" office:value="0.0256967216339615" calcext:value-type="float">
            <text:p>0,025696721633962</text:p>
          </table:table-cell>
          <table:table-cell table:number-columns-repeated="3"/>
          <table:table-cell table:formula="of:=ABS([.I30]-[.E30])" office:value-type="float" office:value="0.000241485809018564" calcext:value-type="float">
            <text:p>0,000241485809019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table:formula="of:=FACT([.E$3])/(FACT([.E$3]-[.$C31])*FACT([.$C31]))*POWER([.$B$1];[.$C31])*POWER(1-[.$B$1];[.E$3]-[.$C31])" office:value-type="float" office:value="0.0153707895958401" calcext:value-type="float">
            <text:p>0,01537078959584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table:formula="of:=EXP(-(([.$G31]-[.I$1])^2/(2*[.I$2])))/( SQRT([.I$2]*2*PI()) )" office:value-type="float" office:value="0.014949782544564" calcext:value-type="float">
            <text:p>0,014949782544564</text:p>
          </table:table-cell>
          <table:table-cell table:number-columns-repeated="3"/>
          <table:table-cell table:formula="of:=ABS([.I31]-[.E31])" office:value-type="float" office:value="0.000421007051276024" calcext:value-type="float">
            <text:p>0,000421007051276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table:formula="of:=FACT([.E$3])/(FACT([.E$3]-[.$C32])*FACT([.$C32]))*POWER([.$B$1];[.$C32])*POWER(1-[.$B$1];[.E$3]-[.$C32])" office:value-type="float" office:value="0.00841733715962671" calcext:value-type="float">
            <text:p>0,0084173371596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EXP(-(([.$G32]-[.I$1])^2/(2*[.I$2])))/( SQRT([.I$2]*2*PI()) )" office:value-type="float" office:value="0.00800204196085162" calcext:value-type="float">
            <text:p>0,008002041960852</text:p>
          </table:table-cell>
          <table:table-cell table:number-columns-repeated="3"/>
          <table:table-cell table:formula="of:=ABS([.I32]-[.E32])" office:value-type="float" office:value="0.000415295198775095" calcext:value-type="float">
            <text:p>0,000415295198775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table:formula="of:=FACT([.E$3])/(FACT([.E$3]-[.$C33])*FACT([.$C33]))*POWER([.$B$1];[.$C33])*POWER(1-[.$B$1];[.E$3]-[.$C33])" office:value-type="float" office:value="0.00425704408073075" calcext:value-type="float">
            <text:p>0,004257044080731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table:formula="of:=EXP(-(([.$G33]-[.I$1])^2/(2*[.I$2])))/( SQRT([.I$2]*2*PI()) )" office:value-type="float" office:value="0.00394071989419953" calcext:value-type="float">
            <text:p>0,0039407198942</text:p>
          </table:table-cell>
          <table:table-cell table:number-columns-repeated="3"/>
          <table:table-cell table:formula="of:=ABS([.I33]-[.E33])" office:value-type="float" office:value="0.00031632418653122" calcext:value-type="float">
            <text:p>0,000316324186531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table:formula="of:=FACT([.E$3])/(FACT([.E$3]-[.$C34])*FACT([.$C34]))*POWER([.$B$1];[.$C34])*POWER(1-[.$B$1];[.E$3]-[.$C34])" office:value-type="float" office:value="0.00198662057100768" calcext:value-type="float">
            <text:p>0,001986620571008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formula="of:=EXP(-(([.$G34]-[.I$1])^2/(2*[.I$2])))/( SQRT([.I$2]*2*PI()) )" office:value-type="float" office:value="0.00178549690423928" calcext:value-type="float">
            <text:p>0,001785496904239</text:p>
          </table:table-cell>
          <table:table-cell table:number-columns-repeated="3"/>
          <table:table-cell table:formula="of:=ABS([.I34]-[.E34])" office:value-type="float" office:value="0.000201123666768407" calcext:value-type="float">
            <text:p>0,000201123666768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/>
          <table:table-cell table:formula="of:=FACT([.E$3])/(FACT([.E$3]-[.$C35])*FACT([.$C35]))*POWER([.$B$1];[.$C35])*POWER(1-[.$B$1];[.E$3]-[.$C35])" office:value-type="float" office:value="0.000854460460648466" calcext:value-type="float">
            <text:p>0,000854460460648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table:formula="of:=EXP(-(([.$G35]-[.I$1])^2/(2*[.I$2])))/( SQRT([.I$2]*2*PI()) )" office:value-type="float" office:value="0.000744305845630909" calcext:value-type="float">
            <text:p>0,000744305845631</text:p>
          </table:table-cell>
          <table:table-cell table:number-columns-repeated="3"/>
          <table:table-cell table:formula="of:=ABS([.I35]-[.E35])" office:value-type="float" office:value="0.000110154615017557" calcext:value-type="float">
            <text:p>0,000110154615018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table:formula="of:=FACT([.E$3])/(FACT([.E$3]-[.$C36])*FACT([.$C36]))*POWER([.$B$1];[.$C36])*POWER(1-[.$B$1];[.E$3]-[.$C36])" office:value-type="float" office:value="0.000338223932340018" calcext:value-type="float">
            <text:p>0,00033822393234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formula="of:=EXP(-(([.$G36]-[.I$1])^2/(2*[.I$2])))/( SQRT([.I$2]*2*PI()) )" office:value-type="float" office:value="0.000285464791675855" calcext:value-type="float">
            <text:p>0,000285464791676</text:p>
          </table:table-cell>
          <table:table-cell table:number-columns-repeated="3"/>
          <table:table-cell table:formula="of:=ABS([.I36]-[.E36])" office:value-type="float" office:value="0.0000527591406641627" calcext:value-type="float">
            <text:p>5,27591406641627E-05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table:formula="of:=FACT([.E$3])/(FACT([.E$3]-[.$C37])*FACT([.$C37]))*POWER([.$B$1];[.$C37])*POWER(1-[.$B$1];[.E$3]-[.$C37])" office:value-type="float" office:value="0.000122990520850915" calcext:value-type="float">
            <text:p>0,000122990520851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EXP(-(([.$G37]-[.I$1])^2/(2*[.I$2])))/( SQRT([.I$2]*2*PI()) )" office:value-type="float" office:value="0.000100730842433126" calcext:value-type="float">
            <text:p>0,000100730842433</text:p>
          </table:table-cell>
          <table:table-cell table:number-columns-repeated="3"/>
          <table:table-cell table:formula="of:=ABS([.I37]-[.E37])" office:value-type="float" office:value="0.0000222596784177899" calcext:value-type="float">
            <text:p>2,22596784177899E-05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table:formula="of:=FACT([.E$3])/(FACT([.E$3]-[.$C38])*FACT([.$C38]))*POWER([.$B$1];[.$C38])*POWER(1-[.$B$1];[.E$3]-[.$C38])" office:value-type="float" office:value="0.0000409968402836385" calcext:value-type="float">
            <text:p>4,09968402836385E-05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table:formula="of:=EXP(-(([.$G38]-[.I$1])^2/(2*[.I$2])))/( SQRT([.I$2]*2*PI()) )" office:value-type="float" office:value="0.0000327025165349994" calcext:value-type="float">
            <text:p>3,27025165349994E-05</text:p>
          </table:table-cell>
          <table:table-cell table:number-columns-repeated="3"/>
          <table:table-cell table:formula="of:=ABS([.I38]-[.E38])" office:value-type="float" office:value="0.00000829432374863914" calcext:value-type="float">
            <text:p>8,29432374863914E-06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table:formula="of:=FACT([.E$3])/(FACT([.E$3]-[.$C39])*FACT([.$C39]))*POWER([.$B$1];[.$C39])*POWER(1-[.$B$1];[.E$3]-[.$C39])" office:value-type="float" office:value="0.0000124942751340613" calcext:value-type="float">
            <text:p>1,24942751340613E-0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formula="of:=EXP(-(([.$G39]-[.I$1])^2/(2*[.I$2])))/( SQRT([.I$2]*2*PI()) )" office:value-type="float" office:value="0.00000976806801537951" calcext:value-type="float">
            <text:p>9,76806801537951E-06</text:p>
          </table:table-cell>
          <table:table-cell table:number-columns-repeated="3"/>
          <table:table-cell table:formula="of:=ABS([.I39]-[.E39])" office:value-type="float" office:value="0.00000272620711868176" calcext:value-type="float">
            <text:p>2,72620711868176E-06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table:formula="of:=FACT([.E$3])/(FACT([.E$3]-[.$C40])*FACT([.$C40]))*POWER([.$B$1];[.$C40])*POWER(1-[.$B$1];[.E$3]-[.$C40])" office:value-type="float" office:value="0.00000347063198168368" calcext:value-type="float">
            <text:p>3,47063198168368E-0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formula="of:=EXP(-(([.$G40]-[.I$1])^2/(2*[.I$2])))/( SQRT([.I$2]*2*PI()) )" office:value-type="float" office:value="0.00000268438602477345" calcext:value-type="float">
            <text:p>2,68438602477345E-06</text:p>
          </table:table-cell>
          <table:table-cell table:number-columns-repeated="3"/>
          <table:table-cell table:formula="of:=ABS([.I40]-[.E40])" office:value-type="float" office:value="0.000000786245956910231" calcext:value-type="float">
            <text:p>7,86245956910231E-07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table:formula="of:=FACT([.E$3])/(FACT([.E$3]-[.$C41])*FACT([.$C41]))*POWER([.$B$1];[.$C41])*POWER(1-[.$B$1];[.E$3]-[.$C41])" office:value-type="float" office:value="0.000000875474734118407" calcext:value-type="float">
            <text:p>8,75474734118407E-0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table:formula="of:=EXP(-(([.$G41]-[.I$1])^2/(2*[.I$2])))/( SQRT([.I$2]*2*PI()) )" office:value-type="float" office:value="0.00000067871907748763" calcext:value-type="float">
            <text:p>6,7871907748763E-07</text:p>
          </table:table-cell>
          <table:table-cell table:number-columns-repeated="3"/>
          <table:table-cell table:formula="of:=ABS([.I41]-[.E41])" office:value-type="float" office:value="0.000000196755656630777" calcext:value-type="float">
            <text:p>1,96755656630777E-07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table:formula="of:=FACT([.E$3])/(FACT([.E$3]-[.$C42])*FACT([.$C42]))*POWER([.$B$1];[.$C42])*POWER(1-[.$B$1];[.E$3]-[.$C42])" office:value-type="float" office:value="0.000000199669676202444" calcext:value-type="float">
            <text:p>1,99669676202444E-07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table:formula="of:=EXP(-(([.$G42]-[.I$1])^2/(2*[.I$2])))/( SQRT([.I$2]*2*PI()) )" office:value-type="float" office:value="0.000000157886114503423" calcext:value-type="float">
            <text:p>1,57886114503423E-07</text:p>
          </table:table-cell>
          <table:table-cell table:number-columns-repeated="3"/>
          <table:table-cell table:formula="of:=ABS([.I42]-[.E42])" office:value-type="float" office:value="0.000000041783561699021" calcext:value-type="float">
            <text:p>4,1783561699021E-08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table:formula="of:=FACT([.E$3])/(FACT([.E$3]-[.$C43])*FACT([.$C43]))*POWER([.$B$1];[.$C43])*POWER(1-[.$B$1];[.E$3]-[.$C43])" office:value-type="float" office:value="0.0000000409578822979372" calcext:value-type="float">
            <text:p>4,09578822979372E-08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table:formula="of:=EXP(-(([.$G43]-[.I$1])^2/(2*[.I$2])))/( SQRT([.I$2]*2*PI()) )" office:value-type="float" office:value="0.0000000337914331134502" calcext:value-type="float">
            <text:p>3,37914331134502E-08</text:p>
          </table:table-cell>
          <table:table-cell table:number-columns-repeated="3"/>
          <table:table-cell table:formula="of:=ABS([.I43]-[.E43])" office:value-type="float" office:value="0.00000000716644918448701" calcext:value-type="float">
            <text:p>7,16644918448701E-09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table:formula="of:=FACT([.E$3])/(FACT([.E$3]-[.$C44])*FACT([.$C44]))*POWER([.$B$1];[.$C44])*POWER(1-[.$B$1];[.E$3]-[.$C44])" office:value-type="float" office:value="0.00000000750894508795515" calcext:value-type="float">
            <text:p>7,50894508795515E-09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formula="of:=EXP(-(([.$G44]-[.I$1])^2/(2*[.I$2])))/( SQRT([.I$2]*2*PI()) )" office:value-type="float" office:value="0.00000000665392770191994" calcext:value-type="float">
            <text:p>6,65392770191994E-09</text:p>
          </table:table-cell>
          <table:table-cell table:number-columns-repeated="3"/>
          <table:table-cell table:formula="of:=ABS([.I44]-[.E44])" office:value-type="float" office:value="0.000000000855017386035211" calcext:value-type="float">
            <text:p>8,55017386035211E-10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table:formula="of:=FACT([.E$3])/(FACT([.E$3]-[.$C45])*FACT([.$C45]))*POWER([.$B$1];[.$C45])*POWER(1-[.$B$1];[.E$3]-[.$C45])" office:value-type="float" office:value="0.00000000122096668096832" calcext:value-type="float">
            <text:p>1,22096668096832E-09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table:formula="of:=EXP(-(([.$G45]-[.I$1])^2/(2*[.I$2])))/( SQRT([.I$2]*2*PI()) )" office:value-type="float" office:value="0.00000000120547536008335" calcext:value-type="float">
            <text:p>1,20547536008335E-09</text:p>
          </table:table-cell>
          <table:table-cell table:number-columns-repeated="3"/>
          <table:table-cell table:formula="of:=ABS([.I45]-[.E45])" office:value-type="float" office:value="0.0000000000154913208849722" calcext:value-type="float">
            <text:p>1,54913208849722E-11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table:formula="of:=FACT([.E$3])/(FACT([.E$3]-[.$C46])*FACT([.$C46]))*POWER([.$B$1];[.$C46])*POWER(1-[.$B$1];[.E$3]-[.$C46])" office:value-type="float" office:value="0.000000000174423811566902" calcext:value-type="float">
            <text:p>1,74423811566902E-10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table:formula="of:=EXP(-(([.$G46]-[.I$1])^2/(2*[.I$2])))/( SQRT([.I$2]*2*PI()) )" office:value-type="float" office:value="0.000000000200931206079263" calcext:value-type="float">
            <text:p>2,00931206079263E-10</text:p>
          </table:table-cell>
          <table:table-cell table:number-columns-repeated="3"/>
          <table:table-cell table:formula="of:=ABS([.I46]-[.E46])" office:value-type="float" office:value="0.0000000000265073945123605" calcext:value-type="float">
            <text:p>2,65073945123605E-11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table:formula="of:=FACT([.E$3])/(FACT([.E$3]-[.$C47])*FACT([.$C47]))*POWER([.$B$1];[.$C47])*POWER(1-[.$B$1];[.E$3]-[.$C47])" office:value-type="float" office:value="0.0000000000216339611245771" calcext:value-type="float">
            <text:p>2,16339611245771E-11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formula="of:=EXP(-(([.$G47]-[.I$1])^2/(2*[.I$2])))/( SQRT([.I$2]*2*PI()) )" office:value-type="float" office:value="0.0000000000308137984463969" calcext:value-type="float">
            <text:p>3,08137984463969E-11</text:p>
          </table:table-cell>
          <table:table-cell table:number-columns-repeated="3"/>
          <table:table-cell table:formula="of:=ABS([.I47]-[.E47])" office:value-type="float" office:value="0.0000000000091798373218198" calcext:value-type="float">
            <text:p>9,1798373218198E-12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table:formula="of:=FACT([.E$3])/(FACT([.E$3]-[.$C48])*FACT([.$C48]))*POWER([.$B$1];[.$C48])*POWER(1-[.$B$1];[.E$3]-[.$C48])" office:value-type="float" office:value="0.00000000000229451102836423" calcext:value-type="float">
            <text:p>2,29451102836423E-12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EXP(-(([.$G48]-[.I$1])^2/(2*[.I$2])))/( SQRT([.I$2]*2*PI()) )" office:value-type="float" office:value="0.00000000000434762299505188" calcext:value-type="float">
            <text:p>4,34762299505188E-12</text:p>
          </table:table-cell>
          <table:table-cell table:number-columns-repeated="3"/>
          <table:table-cell table:formula="of:=ABS([.I48]-[.E48])" office:value-type="float" office:value="0.00000000000205311196668765" calcext:value-type="float">
            <text:p>2,05311196668765E-12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table:formula="of:=FACT([.E$3])/(FACT([.E$3]-[.$C49])*FACT([.$C49]))*POWER([.$B$1];[.$C49])*POWER(1-[.$B$1];[.E$3]-[.$C49])" office:value-type="float" office:value="0.000000000000203956535854598" calcext:value-type="float">
            <text:p>2,03956535854598E-13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formula="of:=EXP(-(([.$G49]-[.I$1])^2/(2*[.I$2])))/( SQRT([.I$2]*2*PI()) )" office:value-type="float" office:value="0.000000000000564374405134443" calcext:value-type="float">
            <text:p>5,64374405134443E-13</text:p>
          </table:table-cell>
          <table:table-cell table:number-columns-repeated="3"/>
          <table:table-cell table:formula="of:=ABS([.I49]-[.E49])" office:value-type="float" office:value="0.000000000000360417869279845" calcext:value-type="float">
            <text:p>3,60417869279845E-13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FACT([.E$3])/(FACT([.E$3]-[.$C50])*FACT([.$C50]))*POWER([.$B$1];[.$C50])*POWER(1-[.$B$1];[.E$3]-[.$C50])" office:value-type="float" office:value="0.0000000000000147794591198984" calcext:value-type="float">
            <text:p>1,47794591198984E-14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EXP(-(([.$G50]-[.I$1])^2/(2*[.I$2])))/( SQRT([.I$2]*2*PI()) )" office:value-type="float" office:value="0.0000000000000674049104189707" calcext:value-type="float">
            <text:p>6,74049104189707E-14</text:p>
          </table:table-cell>
          <table:table-cell table:number-columns-repeated="3"/>
          <table:table-cell table:formula="of:=ABS([.I50]-[.E50])" office:value-type="float" office:value="0.0000000000000526254512990723" calcext:value-type="float">
            <text:p>5,26254512990723E-14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table:formula="of:=FACT([.E$3])/(FACT([.E$3]-[.$C51])*FACT([.$C51]))*POWER([.$B$1];[.$C51])*POWER(1-[.$B$1];[.E$3]-[.$C51])" office:value-type="float" office:value="8.38550872050976E-016" calcext:value-type="float">
            <text:p>8,38550872050976E-16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table:formula="of:=EXP(-(([.$G51]-[.I$1])^2/(2*[.I$2])))/( SQRT([.I$2]*2*PI()) )" office:value-type="float" office:value="7.40669659905686E-015" calcext:value-type="float">
            <text:p>7,40669659905686E-15</text:p>
          </table:table-cell>
          <table:table-cell table:number-columns-repeated="3"/>
          <table:table-cell table:formula="of:=ABS([.I51]-[.E51])" office:value-type="float" office:value="6.56814572700589E-015" calcext:value-type="float">
            <text:p>6,56814572700589E-15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table:formula="of:=FACT([.E$3])/(FACT([.E$3]-[.$C52])*FACT([.$C52]))*POWER([.$B$1];[.$C52])*POWER(1-[.$B$1];[.E$3]-[.$C52])" office:value-type="float" office:value="3.49396196687907E-017" calcext:value-type="float">
            <text:p>3,49396196687907E-17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EXP(-(([.$G52]-[.I$1])^2/(2*[.I$2])))/( SQRT([.I$2]*2*PI()) )" office:value-type="float" office:value="7.48800916504881E-016" calcext:value-type="float">
            <text:p>7,48800916504881E-16</text:p>
          </table:table-cell>
          <table:table-cell table:number-columns-repeated="3"/>
          <table:table-cell table:formula="of:=ABS([.I52]-[.E52])" office:value-type="float" office:value="7.13861296836091E-016" calcext:value-type="float">
            <text:p>7,13861296836091E-16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table:formula="of:=FACT([.E$3])/(FACT([.E$3]-[.$C53])*FACT([.$C53]))*POWER([.$B$1];[.$C53])*POWER(1-[.$B$1];[.E$3]-[.$C53])" office:value-type="float" office:value="9.50737950171174E-019" calcext:value-type="float">
            <text:p>9,50737950171174E-19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table:formula="of:=EXP(-(([.$G53]-[.I$1])^2/(2*[.I$2])))/( SQRT([.I$2]*2*PI()) )" office:value-type="float" office:value="6.96493347691782E-017" calcext:value-type="float">
            <text:p>6,96493347691782E-17</text:p>
          </table:table-cell>
          <table:table-cell table:number-columns-repeated="3"/>
          <table:table-cell table:formula="of:=ABS([.I53]-[.E53])" office:value-type="float" office:value="6.8698596819007E-017" calcext:value-type="float">
            <text:p>6,8698596819007E-17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table:formula="of:=FACT([.E$3])/(FACT([.E$3]-[.$C54])*FACT([.$C54]))*POWER([.$B$1];[.$C54])*POWER(1-[.$B$1];[.E$3]-[.$C54])" office:value-type="float" office:value="1.26765060022823E-020" calcext:value-type="float">
            <text:p>1,26765060022823E-2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EXP(-(([.$G54]-[.I$1])^2/(2*[.I$2])))/( SQRT([.I$2]*2*PI()) )" office:value-type="float" office:value="5.96041324923877E-018" calcext:value-type="float">
            <text:p>5,96041324923877E-18</text:p>
          </table:table-cell>
          <table:table-cell table:number-columns-repeated="3"/>
          <table:table-cell table:formula="of:=ABS([.I54]-[.E54])" office:value-type="float" office:value="5.94773674323648E-018" calcext:value-type="float">
            <text:p>5,94773674323648E-18</text:p>
          </table:table-cell>
        </table:table-row>
        <table:table-row table:style-name="ro1">
          <table:table-cell table:number-columns-repeated="11"/>
          <table:table-cell table:formula="of:=MAX([.L4:.L14])" office:value-type="float" office:value="0.00901630120548037" calcext:value-type="float">
            <text:p>0,00901630120548</text:p>
          </table:table-cell>
          <table:table-cell table:formula="of:=MAX([.M4:.M54])" office:value-type="float" office:value="0.00163372154417844" calcext:value-type="float">
            <text:p>0,0016337215441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21:02:22.800000000</meta:creation-date>
    <dc:date>2019-05-28T21:40:52.114000000</dc:date>
    <meta:editing-duration>PT3M47S</meta:editing-duration>
    <meta:editing-cycles>1</meta:editing-cycles>
    <meta:document-statistic meta:table-count="1" meta:cell-count="308" meta:object-count="0"/>
    <meta:generator>LibreOffice/6.2.3.2$Windows_x86 LibreOffice_project/aecc05fe267cc68dde00352a451aa867b3b546ac</meta:generator>
  </office:meta>
</office:document-meta>
</file>